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/>
    </style:style>
    <style:style style:name="Table1.A" style:family="table-column">
      <style:table-column-properties style:column-width="2.7528in" style:rel-column-width="27754*"/>
    </style:style>
    <style:style style:name="Table1.B" style:family="table-column">
      <style:table-column-properties style:column-width="3.7472in" style:rel-column-width="3778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2" style:family="table" style:master-page-name="Standard">
      <style:table-properties style:width="6.5in" style:page-number="1" table:align="margins"/>
    </style:style>
    <style:style style:name="Table2.A" style:family="table-column">
      <style:table-column-properties style:column-width="2.4403in" style:rel-column-width="24603*"/>
    </style:style>
    <style:style style:name="Table2.B" style:family="table-column">
      <style:table-column-properties style:column-width="4.0597in" style:rel-column-width="40932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officeooo:paragraph-rsid="001f687f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font-size="12pt" officeooo:paragraph-rsid="0017e395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fo:font-size="12pt" officeooo:paragraph-rsid="001e0183" style:font-size-asian="12pt" style:font-size-complex="12pt"/>
    </style:style>
    <style:style style:name="P10" style:family="paragraph" style:parent-style-name="Standard">
      <style:text-properties fo:font-size="11pt" officeooo:paragraph-rsid="0017e395" style:font-size-asian="11pt" style:font-size-complex="11pt"/>
    </style:style>
    <style:style style:name="P11" style:family="paragraph" style:parent-style-name="Standard">
      <style:text-properties fo:font-size="11pt" officeooo:rsid="001b3474" officeooo:paragraph-rsid="001e0183" style:font-size-asian="11pt" style:font-size-complex="11pt"/>
    </style:style>
    <style:style style:name="P12" style:family="paragraph" style:parent-style-name="Standard">
      <style:text-properties fo:font-size="11pt" fo:font-weight="bold" officeooo:rsid="001b3474" officeooo:paragraph-rsid="001b3474" style:font-size-asian="11pt" style:font-weight-asian="bold" style:font-size-complex="11pt" style:font-weight-complex="bold"/>
    </style:style>
    <style:style style:name="P13" style:family="paragraph" style:parent-style-name="Standard">
      <style:text-properties officeooo:paragraph-rsid="001e0183"/>
    </style:style>
    <style:style style:name="P14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P15" style:family="paragraph" style:parent-style-name="Standard">
      <style:paragraph-properties fo:break-before="page"/>
      <style:text-properties fo:font-size="11pt" officeooo:rsid="001b3474" officeooo:paragraph-rsid="001e0183" style:font-size-asian="11pt" style:font-size-complex="11pt"/>
    </style:style>
    <style:style style:name="P16" style:family="paragraph" style:parent-style-name="Standard" style:list-style-name="L1">
      <style:text-properties fo:font-size="11pt" officeooo:rsid="001b3474" officeooo:paragraph-rsid="001b3474" style:font-size-asian="11pt" style:font-size-complex="11pt"/>
    </style:style>
    <style:style style:name="P17" style:family="paragraph" style:parent-style-name="Standard" style:list-style-name="L1">
      <style:text-properties fo:font-size="11pt" officeooo:rsid="001b3474" officeooo:paragraph-rsid="00209c32" style:font-size-asian="11pt" style:font-size-complex="11pt"/>
    </style:style>
    <style:style style:name="P18" style:family="paragraph" style:parent-style-name="Standard" style:list-style-name="L1">
      <style:text-properties fo:font-size="11pt" officeooo:rsid="001b3474" officeooo:paragraph-rsid="001e0183" style:font-size-asian="11pt" style:font-size-complex="11pt"/>
    </style:style>
    <style:style style:name="P19" style:family="paragraph" style:parent-style-name="Standard">
      <style:text-properties fo:font-size="11pt" officeooo:rsid="001b3474" officeooo:paragraph-rsid="0021cce6" style:font-size-asian="11pt" style:font-size-complex="11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officeooo:rsid="0017608c"/>
    </style:style>
    <style:style style:name="T4" style:family="text">
      <style:text-properties officeooo:rsid="001b34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3be4" style:font-weight-asian="bold" style:font-weight-complex="bold"/>
    </style:style>
    <style:style style:name="T7" style:family="text">
      <style:text-properties officeooo:rsid="001c697b"/>
    </style:style>
    <style:style style:name="T8" style:family="text">
      <style:text-properties officeooo:rsid="001c7af5"/>
    </style:style>
    <style:style style:name="T9" style:family="text">
      <style:text-properties officeooo:rsid="001e0183"/>
    </style:style>
    <style:style style:name="T10" style:family="text">
      <style:text-properties officeooo:rsid="001f687f"/>
    </style:style>
    <style:style style:name="T11" style:family="text">
      <style:text-properties officeooo:rsid="00123be4"/>
    </style:style>
    <style:style style:name="T12" style:family="text">
      <style:text-properties officeooo:rsid="002184c8"/>
    </style:style>
    <style:style style:name="T13" style:family="text">
      <style:text-properties officeooo:rsid="0021cc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Incident response staff contact info:</text:p>
            <text:p text:style-name="P8"/>
            <text:p text:style-name="P8"/>
            <text:p text:style-name="P8">Date:</text:p>
            <text:p text:style-name="P8">Time:</text:p>
            <text:p text:style-name="P8">Location of incident:</text:p>
          </table:table-cell>
          <table:table-cell table:style-name="Table1.B1" office:value-type="string">
            <text:p text:style-name="P14"><text:span text:style-name="T4">Before: Ask if they want</text:span> to <text:span text:style-name="T8">go to</text:span> a quiet, private place</text:p>
            <text:p text:style-name="P12">LASER</text:p>
            <text:list xml:id="list4102480803" text:style-name="L1">
              <text:list-item>
                <text:p text:style-name="P16"><text:span text:style-name="T5">Listen</text:span> <text:span text:style-name="T12">and summarize</text:span></text:p>
              </text:list-item>
              <text:list-item>
                <text:p text:style-name="P17"><text:span text:style-name="T6">Acknowledge</text:span> <text:span text:style-name="T11">emotions with "You" statements</text:span></text:p>
              </text:list-item>
              <text:list-item>
                <text:p text:style-name="P16"><text:span text:style-name="T5">Seek</text:span> assistance or other resources</text:p>
              </text:list-item>
              <text:list-item>
                <text:p text:style-name="P16"><text:span text:style-name="T5">Ensure</text:span> everyone's safety</text:p>
              </text:list-item>
              <text:list-item>
                <text:p text:style-name="P16"><text:span text:style-name="T5">Report</text:span> or <text:span text:style-name="T5">Respond</text:span> to the incident</text:p>
              </text:list-item>
            </text:list>
            <text:p text:style-name="P10"><text:span text:style-name="T4">After: </text:span>Thank reporter <text:span text:style-name="T7">for reporting the incident</text:span></text:p>
          </table:table-cell>
        </table:table-row>
      </table:table>
      <text:p text:style-name="P4"/>
      <text:p text:style-name="P7">Is the incident on-going? If so, stop and contact additional responders.</text:p>
      <text:p text:style-name="P4"/>
      <text:p text:style-name="P4">Reported person’s name or description:</text:p>
      <text:p text:style-name="P4"/>
      <text:p text:style-name="P4"/>
      <text:p text:style-name="P4"/>
      <text:p text:style-name="P4">Incident description and additional document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tions reporter <text:span text:style-name="T3">has requested you take (do not prompt the reporter)</text:span>:</text:p>
      <text:p text:style-name="P4"/>
      <text:p text:style-name="P4"/>
      <text:p text:style-name="P4"/>
      <text:p text:style-name="P4"/>
      <text:p text:style-name="P4">Reporter name &amp; contact info:</text:p>
      <text:p text:style-name="P4"/>
      <text:p text:style-name="P4"/>
      <text:p text:style-name="P4"/>
      <text:p text:style-name="P4">Additional witness(es) contact inf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Incident response staff contact info:</text:p>
            <text:p text:style-name="P9"/>
            <text:p text:style-name="P9"/>
            <text:p text:style-name="P9">Date:</text:p>
            <text:p text:style-name="P9">Time:</text:p>
            <text:p text:style-name="P9"><text:span text:style-name="T9">Follow up to</text:span> incident <text:span text:style-name="T9">number</text:span>:</text:p>
          </table:table-cell>
          <table:table-cell table:style-name="Table2.B1" office:value-type="string">
            <text:p text:style-name="P15">Before: Say there's an issue you need to discuss privately</text:p>
            <text:p text:style-name="P19"><text:span text:style-name="T5">JARRING</text:span></text:p>
            <text:list xml:id="list120613331266800" text:continue-numbering="true" text:style-name="L1">
              <text:list-item>
                <text:p text:style-name="P18">State what happened with <text:span text:style-name="T5">no Judgment</text:span> words</text:p>
              </text:list-item>
              <text:list-item>
                <text:p text:style-name="P18"><text:span text:style-name="T5">Affirm</text:span> the impact on the reporter</text:p>
              </text:list-item>
              <text:list-item>
                <text:p text:style-name="P18">Allow the reported person to <text:span text:style-name="T5">Respond</text:span></text:p>
              </text:list-item>
              <text:list-item>
                <text:p text:style-name="P18">Your job is <text:span text:style-name="T5">not to Reassure</text:span>, forgive, or accept excuses <text:span text:style-name="T13">for the intent of their actions</text:span></text:p>
              </text:list-item>
              <text:list-item>
                <text:p text:style-name="P18">Focus on the <text:span text:style-name="T5">Impact</text:span> of their behavior and your Code of Conduct</text:p>
              </text:list-item>
              <text:list-item>
                <text:p text:style-name="P18">Call them <text:span text:style-name="T5">iN</text:span>, "I need your help making this a welcoming and inclusive event/community"</text:p>
              </text:list-item>
              <text:list-item>
                <text:p text:style-name="P18"><text:span text:style-name="T5">Give</text:span> them a concrete plan of action for modifying their behavior</text:p>
              </text:list-item>
            </text:list>
            <text:p text:style-name="P11">After: Document response. Don't let them contact reporter</text:p>
          </table:table-cell>
        </table:table-row>
      </table:table>
      <text:p text:style-name="P13"/>
      <text:p text:style-name="P5"><text:span text:style-name="T10">Additional information gathered</text:span>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Behavioral modification plan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sponse to pla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left="0in" fo:margin-right="0in" fo:line-height="115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1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1$Linux_X86_64 LibreOffice_project/00m0$Build-1</meta:generator>
    <dc:date>2018-05-24T10:59:31.940062033</dc:date>
    <dc:creator>Sarah Sharp</dc:creator>
    <meta:editing-duration>PT2H23M15S</meta:editing-duration>
    <meta:editing-cycles>15</meta:editing-cycles>
    <meta:document-statistic meta:table-count="2" meta:image-count="0" meta:object-count="0" meta:page-count="3" meta:paragraph-count="37" meta:word-count="228" meta:character-count="1417" meta:non-whitespace-character-count="1238"/>
  </office:meta>
</office:document-meta>
</file>